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6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1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2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3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7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8" style:family="table-cell" style:parent-style-name="Default" style:data-style-name="N121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6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5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71" style:family="table-cell" style:parent-style-name="Default" style:data-style-name="N121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72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3" table:formula="of:=[.I28]" office:value-type="currency" office:currency="USD" office:value="720" calcext:value-type="currency" table:number-columns-spanned="2" table:number-rows-spanned="2">
            <text:p>$72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5-01" calcext:value-type="date">
            <text:p>05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3" office:value-type="string" calcext:value-type="string">
            <text:p>04/01, 04/03</text:p>
          </table:table-cell>
          <table:table-cell table:style-name="ce33" office:value-type="string" calcext:value-type="string">
            <text:p>Cleaning</text:p>
          </table:table-cell>
          <table:table-cell table:style-name="ce4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40"/>
          <table:table-cell table:style-name="ce51" office:value-type="currency" office:currency="USD" office:value="40" calcext:value-type="currency">
            <text:p>$40.00</text:p>
          </table:table-cell>
          <table:table-cell table:style-name="ce66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6" office:value-type="date" office:date-value="2026-04-06" calcext:value-type="date">
            <text:p>04/06/26</text:p>
          </table:table-cell>
          <table:table-cell table:style-name="ce3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2" office:value-type="currency" office:currency="USD" office:value="40" calcext:value-type="currency">
            <text:p>$40.00</text:p>
          </table:table-cell>
          <table:table-cell table:style-name="ce67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3" office:value-type="string" calcext:value-type="string">
            <text:p>04/08, 04/10</text:p>
          </table:table-cell>
          <table:table-cell table:style-name="ce33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0"/>
          <table:table-cell table:style-name="ce51" office:value-type="currency" office:currency="USD" office:value="40" calcext:value-type="currency">
            <text:p>$40.00</text:p>
          </table:table-cell>
          <table:table-cell table:style-name="ce66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6" office:value-type="date" office:date-value="2026-04-13" calcext:value-type="date">
            <text:p>04/13/26</text:p>
          </table:table-cell>
          <table:table-cell table:style-name="ce3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2" office:value-type="currency" office:currency="USD" office:value="40" calcext:value-type="currency">
            <text:p>$40.00</text:p>
          </table:table-cell>
          <table:table-cell table:style-name="ce67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3" office:value-type="string" calcext:value-type="string">
            <text:p>04/15, 04/17</text:p>
          </table:table-cell>
          <table:table-cell table:style-name="ce33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0"/>
          <table:table-cell table:style-name="ce51" office:value-type="currency" office:currency="USD" office:value="40" calcext:value-type="currency">
            <text:p>$40.00</text:p>
          </table:table-cell>
          <table:table-cell table:style-name="ce66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6" office:value-type="date" office:date-value="2026-04-20" calcext:value-type="date">
            <text:p>04/20/26</text:p>
          </table:table-cell>
          <table:table-cell table:style-name="ce3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2" office:value-type="currency" office:currency="USD" office:value="40" calcext:value-type="currency">
            <text:p>$40.00</text:p>
          </table:table-cell>
          <table:table-cell table:style-name="ce67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04/22, 04/24</text:p>
          </table:table-cell>
          <table:table-cell table:style-name="ce33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0"/>
          <table:table-cell table:style-name="ce53" office:value-type="currency" office:currency="USD" office:value="40" calcext:value-type="currency">
            <text:p>$40.00</text:p>
          </table:table-cell>
          <table:table-cell table:style-name="ce66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6" office:value-type="date" office:date-value="2026-04-27" calcext:value-type="date">
            <text:p>04/27/26</text:p>
          </table:table-cell>
          <table:table-cell table:style-name="ce3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2" office:value-type="currency" office:currency="USD" office:value="40" calcext:value-type="currency">
            <text:p>$40.00</text:p>
          </table:table-cell>
          <table:table-cell table:style-name="ce67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0" office:value-type="string" calcext:value-type="string">
            <text:p>04/29, 05/01</text:p>
          </table:table-cell>
          <table:table-cell table:style-name="ce37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0"/>
          <table:table-cell table:style-name="ce57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1"/>
          <table:table-cell table:style-name="ce34"/>
          <table:table-cell table:style-name="ce31" table:number-columns-spanned="5" table:number-rows-spanned="1"/>
          <table:covered-table-cell table:number-columns-repeated="4" table:style-name="ce31"/>
          <table:table-cell table:style-name="ce58"/>
          <table:table-cell table:style-name="ce7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38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59" office:value-type="string" calcext:value-type="string">
            <text:p>Total</text:p>
          </table:table-cell>
          <table:table-cell table:style-name="ce72" table:formula="of:=SUM([.I15:.I24])" office:value-type="currency" office:currency="USD" office:value="720" calcext:value-type="currency">
            <text:p>$7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60" office:value-type="string" calcext:value-type="string">
            <text:p>Balance Due</text:p>
          </table:table-cell>
          <table:table-cell table:style-name="ce73" table:formula="of:=SUM([.I16:.I25])" office:value-type="currency" office:currency="USD" office:value="720" calcext:value-type="currency">
            <text:p>$7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3"/>
          <table:table-cell table:style-name="ce14"/>
          <table:table-cell table:number-columns-repeated="54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18:09:13.939297453</dc:date>
    <meta:editing-duration>PT4H30M33S</meta:editing-duration>
    <meta:editing-cycles>65</meta:editing-cycles>
    <meta:generator>LibreOffice/7.4.7.2$Linux_AARCH64 LibreOffice_project/40$Build-2</meta:generator>
    <meta:document-statistic meta:table-count="1" meta:cell-count="73" meta:object-count="1"/>
  </office:meta>
</office:document-meta>
</file>